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.setEnableShutdownHook( boolean enableShutdownHoo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.star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ervice.stop( String [ ] ar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ervice.accept( File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rvice.setNtpPortOverride( int ntpPortOverri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Worker.ru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ervice.addDemoProfiles( ServerProfileStore store , String real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ervice.setupHttpService( int por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Service.syn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ice.setChangepwPortOverride( int changepwPortOverri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.isEnableHttp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.setLdapsPortOverride( int ldapsPortOverri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.setKrb5PortOverride( int krb5PortOverri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.configure( TriplesecInstallationLayout layou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Service.printBan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.setHttpPortOverride( int httpPortOverri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.setLdapPortOverride( int ldapPortOverri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.init( InstallationLayout installationLayout , String [ ] args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19">
            <text:p text:style-name="Table_20_Contents">119</text:p>
          </table:table-cell>
        </table:table-row>
        <table:table-row>
          <table:table-cell office:value-type="string">
            <text:p text:style-name="Table_20_Contents">Service.setEnableHttpService( boolean enableHttp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.isEnableShutdownHoo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